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ava-traineeship YoungCapital</text:p>
            <text:p>Karen Berntsen</text:p>
            <text:p>25-10-2017</text:p>
            <text:p>Zwol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Leerproces</text:p>
                <text:p/>
              </text:list-item>
              <text:list-item>
                <text:p>Demo voedings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erproces</text:p>
          </draw:text-box>
        </draw:frame>
        <draw:frame presentation:style-name="pr4" xml:id="id1" draw:id="id1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xml:id="id2" text:id="id2">Backend:</text:p>
                <text:list>
                  <text:list-item>
                    <text:p xml:id="id3" text:id="id3">SQL</text:p>
                  </text:list-item>
                  <text:list-item>
                    <text:p xml:id="id4" text:id="id4">Maven</text:p>
                  </text:list-item>
                  <text:list-item>
                    <text:p xml:id="id5" text:id="id5">Spring</text:p>
                  </text:list-item>
                  <text:list-item>
                    <text:p xml:id="id6" text:id="id6">Hibernate</text:p>
                    <text:list>
                      <text:list-item>
                        <text:p xml:id="id7" text:id="id7">Annotaties</text:p>
                      </text:list-item>
                      <text:list-item>
                        <text:p xml:id="id8" text:id="id8">LocalDate-objecten opslaan</text:p>
                      </text:list-item>
                    </text:list>
                  </text:list-item>
                  <text:list-item>
                    <text:p xml:id="id9" text:id="id9">Java</text:p>
                    <text:list>
                      <text:list-item>
                        <text:p xml:id="id10" text:id="id10">Lambda-functie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erproces</text:p>
          </draw:text-box>
        </draw:frame>
        <draw:frame presentation:style-name="pr4" xml:id="id11" draw:id="id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>Frontend:</text:p>
                <text:list>
                  <text:list-item>
                    <text:p xml:id="id13" text:id="id13">HTML</text:p>
                    <text:list>
                      <text:list-item>
                        <text:p xml:id="id14" text:id="id14">DOM</text:p>
                      </text:list-item>
                      <text:list-item>
                        <text:p xml:id="id15" text:id="id15">Inputvelden</text:p>
                      </text:list-item>
                    </text:list>
                  </text:list-item>
                  <text:list-item>
                    <text:p xml:id="id16" text:id="id16">Javascript</text:p>
                    <text:list>
                      <text:list-item>
                        <text:p xml:id="id17" text:id="id17">Locale variabelen &lt;-&gt; JSON</text:p>
                      </text:list-item>
                      <text:list-item>
                        <text:p xml:id="id18" text:id="id18">HTML-creati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4" xml:id="id19" draw:id="id19" draw:layer="layout" svg:width="25.199cm" svg:height="15.686cm" svg:x="1.4cm" svg:y="4.914cm" presentation:class="outline" presentation:user-transformed="true">
          <draw:text-box>
            <text:list text:style-name="L2">
              <text:list-header>
                <text:p xml:id="id20" text:id="id20"><text:span text:style-name="T1"/></text:p>
                <text:p><text:span text:style-name="T1"/></text:p>
                <text:p><text:span text:style-name="T1"/></text:p>
                <text:p><text:span text:style-name="T1">Tool om je voedingsinname te registrere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oedingsmeter</text:p>
          </draw:text-box>
        </draw:frame>
        <draw:frame presentation:style-name="pr4" xml:id="id21" draw:id="id21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 xml:id="id22" text:id="id22"><text:span text:style-name="T1">Features</text:span></text:p>
                <text:list>
                  <text:list-item>
                    <text:p xml:id="id23" text:id="id23"><text:span text:style-name="T2">Account aanmaken</text:span></text:p>
                  </text:list-item>
                  <text:list-item>
                    <text:p xml:id="id24" text:id="id24"><text:span text:style-name="T2">Inloggen</text:span></text:p>
                  </text:list-item>
                  <text:list-item>
                    <text:p xml:id="id25" text:id="id25"><text:span text:style-name="T2">Producten toevoegen aan de database</text:span></text:p>
                  </text:list-item>
                  <text:list-item>
                    <text:p xml:id="id26" text:id="id26"><text:span text:style-name="T2">Logboek aanmaken</text:span></text:p>
                  </text:list-item>
                  <text:list-item>
                    <text:p xml:id="id27" text:id="id27"><text:span text:style-name="T2">Producten uit database toevoegen aan </text:span><text:span text:style-name="T2">logboek</text:span></text:p>
                  </text:list-item>
                  <text:list-item>
                    <text:p xml:id="id28" text:id="id28"><text:span text:style-name="T2">Logboek bekijke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<text:a xlink:href="localhost:8080/index.html" xlink:type="simple">voedingsmeter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6:34:12.716645163</meta:creation-date>
    <dc:date>2017-10-25T14:10:36.752495884</dc:date>
    <meta:editing-duration>PT26M14S</meta:editing-duration>
    <meta:editing-cycles>5</meta:editing-cycles>
    <meta:generator>LibreOffice/5.1.6.2$Linux_X86_64 LibreOffice_project/10m0$Build-2</meta:generator>
    <meta:document-statistic meta:object-count="48"/>
  </office:meta>
</office:document-meta>
</file>